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752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/Fail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user click “Buy” button, item is added to car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name of item in shopping cart is the same as on PD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 in shopping cart links back to its PDP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roduct picture is the same as on PDP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 can edit the amount of ite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 can delete ite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9:00:24.3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3-04T21:23:16.990000000</dc:date>
    <meta:editing-duration>PT8M24S</meta:editing-duration>
    <meta:editing-cycles>3</meta:editing-cycles>
    <meta:document-statistic meta:table-count="1" meta:cell-count="16" meta:object-count="0"/>
  </office:meta>
</office:document-meta>
</file>